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75cm" fo:min-width="4.1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75cm" fo:min-width="4.1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cm" svg:height="2cm" svg:x="3.7cm" svg:y="0.3cm">
          <text:p text:style-name="P1">java.la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4.6cm" svg:height="2cm" svg:x="3.7cm" svg:y="3.8cm">
          <text:p text:style-name="P1">Strin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cm" svg:y1="3.8cm" svg:x2="6cm" svg:y2="2.3cm" draw:start-shape="id1" draw:start-glue-point="0" draw:end-shape="id2" draw:end-glue-point="2" svg:d="M6000 3800v-1500" svg:viewBox="0 0 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7T11:57:30.180375818</meta:creation-date>
    <meta:editing-duration>PT5H54M11S</meta:editing-duration>
    <meta:editing-cycles>6</meta:editing-cycles>
    <meta:generator>LibreOffice/6.2.0.3$MacOSX_X86_64 LibreOffice_project/98c6a8a1c6c7b144ce3cc729e34964b47ce25d62</meta:generator>
    <meta:initial-creator>Danilo Carvalho</meta:initial-creator>
    <dc:date>2020-08-27T17:55:02.982879133</dc:date>
    <dc:creator>Danilo Carvalho</dc:creator>
    <meta:document-statistic meta:object-count="3"/>
  </office:meta>
</office:document-meta>
</file>